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P3" style:family="paragraph" style:parent-style-name="Normal">
      <style:paragraph-properties fo:margin-left="0cm" fo:margin-right="0cm" fo:text-indent="0.635cm" style:auto-text-indent="false"/>
      <style:text-properties officeooo:paragraph-rsid="000b9e08"/>
    </style:style>
    <style:style style:name="P4" style:family="paragraph" style:parent-style-name="Normal">
      <style:text-properties officeooo:paragraph-rsid="000b9e0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language-asian="en" style:country-asian="US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GALENI DE PTISANA LIBER.<text:bookmark-end text:name="bookmark0"/></text:h>
      <text:h text:style-name="Heading_20_2" text:outline-level="2">Cap. I.- </text:h>
      <text:p text:style-name="P3">Quandoquidem paulo ante quosdam me-<text:line-break/>sucos iuveni, qui apud quendam aegrotum ptisanae cremore<text:line-break/>utebantur , nullam tamen adhibebant prius distinctum expli-<text:line-break/>casionem, quibusnam m<text:span text:style-name="Default_20_Paragraph_20_Font"><text:span text:style-name="T1">o</text:span></text:span>rbis utilis illa aut inutilis existat,<text:line-break/>praeterea neque de exhibiti<text:span text:style-name="Default_20_Paragraph_20_Font"><text:span text:style-name="T1">o</text:span></text:span>nis m<text:span text:style-name="Default_20_Paragraph_20_Font"><text:span text:style-name="T1">o</text:span></text:span>d<text:span text:style-name="Default_20_Paragraph_20_Font"><text:span text:style-name="T1">o</text:span></text:span> et quantitate, neque<text:line-break/>de tempore <text:span text:style-name="Default_20_Paragraph_20_Font"><text:span text:style-name="T1">so</text:span></text:span>rbiti<text:span text:style-name="Default_20_Paragraph_20_Font"><text:span text:style-name="T1">o</text:span></text:span>ni assumendae opp<text:span text:style-name="Default_20_Paragraph_20_Font"><text:span text:style-name="T1">o</text:span></text:span>rtuno quicquam de-<text:line-break/>terminabant, verum, ut ridetur, quando ipsi v<text:span text:style-name="Default_20_Paragraph_20_Font"><text:span text:style-name="T1">o</text:span></text:span>luerint,<text:line-break/>usum ptisanae acc<text:span text:style-name="Default_20_Paragraph_20_Font"><text:span text:style-name="T1">o</text:span></text:span>mm<text:span text:style-name="Default_20_Paragraph_20_Font"><text:span text:style-name="T1">o</text:span></text:span>datum arbitrabantur, operae pre-<text:line-break/>tium f<text:span text:style-name="Default_20_Paragraph_20_Font"><text:span text:style-name="T1">o</text:span></text:span>re putavi, si de illius usu quaecunque sunt ab Hip-</text:p>
      <text:p text:style-name="P1">pocrate obscurius explicata, hoc .in loco enarrarem ob mus-<text:line-break/>torum notitiam, quae in exacta hujusce rei tractatione per<text:line-break/>ordinem a nobis sunt recensenda, videlicet coctionis modus,<text:line-break/>vires ipsius, actio, tempus opportunum, exhibitionis quan-<text:line-break/>titas et modus;. quot praeterea emolumenta aegrotantium<text:line-break/>corporibus afferat, si rite propinetur, et rursum quot lude<text:line-break/>incommoda proveniant, fi luerit importune administrata ; ad<text:line-break/>haec quibusnam corporibus illius usus expediat, et quibus<text:line-break/>etiam minime conducat., simul erit a nobis explicandum.<text:line-break/>Sed quoniam composita quaedam res est ptisana et ejus ere-<text:line-break/>mor, (paratur enim ex hordeo, quod pinsendo^ suerit p<text:span text:style-name="Default_20_Paragraph_20_Font"><text:span text:style-name="T1">r</text:span></text:span>obe<text:line-break/>purgatum et expolitum, cui scilicet cortex detractus est, ex<text:line-break/>aqua praeterea, ac tali quapiam coctione,] primum illius par-<text:line-break/>tes per capita tractare decrevi: quae <text:span text:style-name="Default_20_Paragraph_20_Font"><text:span text:style-name="T2">nisifuerintprius.de-<text:line-break/></text:span></text:span>termluatae, totam sermonis seriem plurimum laedent, etsi<text:line-break/>reliqua dehrceps omnia exactissime absolvantur.</text:p>
      <text:h text:style-name="Heading_20_2" text:outline-level="2">Cap. II. </text:h>
      <text:p text:style-name="P3">Quod igitu<text:span text:style-name="Default_20_Paragraph_20_Font"><text:span text:style-name="T1">r</text:span></text:span> optimam aquam eligere opor-<text:line-break/>teat ad ptisanae praeparationem, nemo, opinor, dubitat.<text:line-break/>optima autem aqua substantia, et gustu, et olfactu, et eo-</text:p>
      <text:p text:style-name="P1">lore probatur; gultu quidem et olfactu, ut alienam quali-<text:line-break/>tatem nullam prae se ferat, hoc est, ut non dulcis, non sal-<text:line-break/>sa, non acida, non acris, non male olens aut putrida exi-<text:line-break/>stat, veI omnino aliam aliquam ascititium qualitatem possi-<text:line-break/>deat, sed omnis penitus expers sit qualitatis, atque omni<text:line-break/>prorsus adventitia careat qualitate, nec non cujuscunque rei<text:line-break/>mixtione, quae gustu aut olfactu deprehendatur. oportet<text:line-break/>etiamnum, ut pellucida sit ac pura minimeque coenosa, sed<text:line-break/>veluti diligentissime colata et ab omnibus ipsi in<text:span text:style-name="Default_20_Paragraph_20_Font"><text:span text:style-name="T1">n</text:span></text:span>atantibus<text:line-break/>ramentis liberata. Hujuscemodi igitur aqua usui quidem<text:line-break/>valde est accommodata, natura tamen non est ita sincera,<text:line-break/>quemadmodum ne ullum quidem aliud sensilium elemento-<text:line-break/>rmn. Si vero talis sit aqua, qualem disserui, illico ipsa est<text:line-break/>partium tenuiorum et facile coquitur ac distribuitur, hypo-<text:line-break/>chondriaque celeriter pertransit, ac <text:span text:style-name="Default_20_Paragraph_20_Font"><text:span text:style-name="T1">n</text:span></text:span>on m<text:span text:style-name="Default_20_Paragraph_20_Font"><text:span text:style-name="T1">o</text:span></text:span>do naturali ca-<text:line-break/>lori admota cito alteratus, verum etiam igni externo appo-<text:line-break/>sita brevi calefit. Cujus sententiae testis est Hippocrates,<text:line-break/><text:span text:style-name="Default_20_Paragraph_20_Font"><text:span text:style-name="T1">aquam eni</text:span></text:span>m, <text:span text:style-name="Default_20_Paragraph_20_Font"><text:span text:style-name="T1">quae- cit</text:span></text:span>o <text:span text:style-name="Default_20_Paragraph_20_Font"><text:span text:style-name="T1">calefit et rursu</text:span></text:span>m <text:span text:style-name="Default_20_Paragraph_20_Font"><text:span text:style-name="T1">cito re/r</text:span></text:span>i<text:span text:style-name="Default_20_Paragraph_20_Font"><text:span text:style-name="T1">geratur.</text:span></text:span></text:p>
      <text:p text:style-name="P1">putat <text:span text:style-name="Default_20_Paragraph_20_Font"><text:span text:style-name="T1">este levisiimam;</text:span></text:span> neque ea lexis pondere diiudicatur,<text:line-break/>fed quod tenuium sit partium, ac lu se ipsam contrarias qua-<text:line-break/>litates facile recipiat.- Talis autem aqua tum frigida, tum<text:line-break/>humida est, ac proprie aqua: quae vero aliqua substantia<text:line-break/>aut qualitate fuerint adulteratae, quales sunt bituminofae<text:line-break/>et sulfureae atque aluminosae, tant<text:span text:style-name="Default_20_Paragraph_20_Font"><text:span text:style-name="T1">o</text:span></text:span> a propria aquae natura<text:line-break/>recedunt, quanto suerint adulteratae. At si etiam dem<text:span text:style-name="Default_20_Paragraph_20_Font"><text:span text:style-name="T1">o</text:span></text:span>n-<text:line-break/>strutionem quaeris, quod aqua refrigeret et humectet, haud<text:line-break/>praesentis est sermonis, qui de ptisana institutus est, disse-<text:line-break/>rere. Verum quod aqua frigida et humida fit, prisci om--<text:line-break/>nes indicarunt et experientia testatur; atque id omnium<text:line-break/>rati<text:span text:style-name="Default_20_Paragraph_20_Font"><text:span text:style-name="T1">o</text:span></text:span>ne concessum accipientes ad hordei explicationem ac-<text:line-break/>cedimus.</text:p>
      <text:h text:style-name="Heading_20_2" text:outline-level="2">Cap. Ili. </text:h>
      <text:p text:style-name="P3">Hordeum igitur, ut quidem universe sit-<text:line-break/>initur, refrigerat et exiccat, habet autem et nonnihil detur-<text:line-break/>gens et flatulentum. At particulatim exterior ipsius cortex<text:line-break/>suriuraceus siccior existit et magis detergit: interior ejus<text:line-break/>para, veluti carnosa et nutritia, detergit quidem et ipsa, ve-.</text:p>
      <text:p text:style-name="P1">rum furfure minus , habet autem in se ipsa partem flatulen-<text:line-break/>tam. . caeterum altera membrana, quae tenuis est, sub fui-<text:line-break/>sure posita,. hordeum amplectens, inter haec facultate media<text:line-break/>est; ideo detergit sursure quidem minus, hordeo autem magis.<text:line-break/>Hoc autem sermone optimum hordeum subaudiendum .est,<text:line-break/>quod nihil ex putredine ascititium nullamve excrementitiam<text:line-break/>humiditatem obtineat, .quodque neque nimis fit recens, ue-<text:line-break/>que prorsus vetustum. Etenim recens excrementitia ple-<text:line-break/>num est humiditate, quam a regione contraxit, ut tum hu-<text:line-break/>more refertum, tum flatu elistentum sit; vetustum .vero<text:line-break/>tempore exhaustum ac imbecillum est redditum propriasque<text:line-break/>facultates amisit. Atque indicium est corrugatio huic obor-<text:line-break/>ta et magnitudinis imminutio, illudque praeterea, quod, dum<text:line-break/>contunditur, veluti tenuem quendam ex fe pulverem emit-<text:line-break/>tit. Plenum itaque hordeum eligere convenit in ptisana<text:line-break/>conficienda, neque admodum recens, neque vetustum nimis,<text:line-break/>nec non adventitiae omnis qualitatis expers. At non id fo-<text:line-break/>lmn falis est, sed ab experientia ipsis probatio adducenda.</text:p>
      <text:p text:style-name="P1">Si namque praeter en errata etiam elixatione in majorem<text:line-break/>m<text:span text:style-name="Default_20_Paragraph_20_Font"><text:span text:style-name="T1">o</text:span></text:span>lem attollatur, id ad ptisanae coctionem assumendum,<text:line-break/>siquidem recta <text:span text:style-name="Default_20_Paragraph_20_Font"><text:span text:style-name="T1">r</text:span></text:span>ati<text:span text:style-name="Default_20_Paragraph_20_Font"><text:span text:style-name="T1">o</text:span></text:span>ne, ut per est, decrevit aliquis illam<text:line-break/>cousicere. Quae igitur optima sit aqua et qu<text:span text:style-name="Default_20_Paragraph_20_Font"><text:span text:style-name="T1">o</text:span></text:span>m<text:span text:style-name="Default_20_Paragraph_20_Font"><text:span text:style-name="T1">o</text:span></text:span>d<text:span text:style-name="Default_20_Paragraph_20_Font"><text:span text:style-name="T1">o</text:span></text:span> probe-<text:line-break/>tur, quod etiam <text:span text:style-name="Default_20_Paragraph_20_Font"><text:span text:style-name="T1">o</text:span></text:span>ptimum sit hordeum et quibus indiciis<text:line-break/>c<text:span text:style-name="Default_20_Paragraph_20_Font"><text:span text:style-name="T1">o</text:span></text:span>g<text:span text:style-name="Default_20_Paragraph_20_Font"><text:span text:style-name="T1">n</text:span></text:span>oscatur, per capita recensuimus.</text:p>
      <text:h text:style-name="Heading_20_2" text:outline-level="2">Cap. IV. </text:h>
      <text:p text:style-name="P3">Reliquum autem tertium est de c<text:span text:style-name="Default_20_Paragraph_20_Font"><text:span text:style-name="T1">o</text:span></text:span>ctione<text:line-break/>disserere. Etenim ipsam quidem sic paranti lu m<text:span text:style-name="Default_20_Paragraph_20_Font"><text:span text:style-name="T1">o</text:span></text:span>rtario<text:line-break/>quum hordeum prius in minutas partes consregerint, deinde<text:line-break/>celeriter elixarint, lu quidem sapam, alii autem amylum,<text:line-break/>nonnulli etiam cyminum et mel inliciunt: sed talis prava<text:line-break/>est omnino confectio. optima vero probeque apparata<text:line-break/>hujuscemodi certe fuerit Hordeum adhuc crudum opor-<text:line-break/>tet prius in aqua macerare, deinde manibus ipsum conte-<text:line-break/>rere, donec. tenuis ejus memb<text:span text:style-name="Default_20_Paragraph_20_Font"><text:span text:style-name="T1">r</text:span></text:span>ana excutiatur, postea vali-<text:line-break/>dius rursum manibus confricare, quousque totum id, qu<text:span text:style-name="Default_20_Paragraph_20_Font"><text:span text:style-name="T1">o</text:span></text:span>d<text:line-break/>paleaceum esu auferatur^. nisi quis ptisanam ipsam voluerit<text:line-break/>magis detergentem efficere; tunc enim melius est hordeum</text:p>
      <text:p text:style-name="P1">cum ipsa membrana coquere. Porro ipsa c<text:span text:style-name="Default_20_Paragraph_20_Font"><text:span text:style-name="T1">o</text:span></text:span>ctio hunc in<text:line-break/>modum fieri debet, ut prius quidem multum ebulliat, p<text:span text:style-name="Default_20_Paragraph_20_Font"><text:span text:style-name="T1">o</text:span></text:span>stea<text:line-break/>vero molli igni, quousque in cremorem vertatur.</text:p>
      <text:h text:style-name="Heading_20_2" text:outline-level="2">Cap, V<text:span text:style-name="Default_20_Paragraph_20_Font"><text:span text:style-name="T1">i</text:span></text:span> </text:h>
      <text:p text:style-name="P3">Sic enim ptisana decocta, quicquid inerat<text:line-break/>flatulentum, deponit, et quaecunque ejus bona attestatus est<text:line-break/>Ilippoerates , adipiscitur. Illius enim viscidum . (inquit]<text:line-break/>laeve et continuunr et blandum est et lubricum et humi-<text:line-break/>dum moderate, sitimque arcet, facile eluit et movet alvum,<text:line-break/>si quid eo indigeat, neque astrictionem habet, neque malum<text:line-break/>movet, neque lu ventriculo turgescit ; siquidem lu coctione<text:line-break/>intumuit, quantum plurimum intumescere poterat. Quod<text:line-break/>igitur ptifana nihil habeat glutinosi aut emplastici, quem-<text:line-break/>admodum reliqua fere omnia viscida, manifestum est.- Ne-<text:line-break/>que ..enim corporis tantummodo sordem abstergit, verum<text:line-break/>etiam pituitosum humorem in ventriculo existentem exiri-<text:line-break/>luta quadantenu.s expurgat. Plurima vero decocti<text:span text:style-name="Default_20_Paragraph_20_Font"><text:span text:style-name="T1">o</text:span></text:span> rnixto-<text:line-break/>rumque. exacta. unio. apparentem hunc lentorem efficiunt,</text:p>
      <text:p text:style-name="P1">qui certe nullam habet ufperitatem , fed undequaque laevis<text:line-break/>est, aequalis, permanens atque continuus. Quum enim<text:line-break/>nullius aut astrictiouis aut acrimoniae particeps sit, ex<text:line-break/>quibus ortum habet asperitas, laevis necessario non ad ta-<text:line-break/>ctunr modo, verum etiam facultatibus existet. Nam visci-<text:line-break/>da alia, ut oleum, mel, reliquaque hujusmodi, tangenti tibi<text:line-break/>laevia quidem aequaliaque apparent, quum nihil lu <text:span text:style-name="Default_20_Paragraph_20_Font"><text:span text:style-name="T1">t</text:span></text:span>e ipsis<text:line-break/>habeant inaequalitatis, ut una pars tenuis, altera crassa,<text:line-break/>divulsa, aut distracta sit, proptereaque tactui laevorenr<text:line-break/>suum ostendunt ; in actionibus autem <text:span text:style-name="Default_20_Paragraph_20_Font"><text:span text:style-name="T1">t</text:span></text:span>uis ac facultati-<text:line-break/>bus quorundam aliorum respectu nequaquam. Non enim<text:line-break/>aequaliter atque continue madesaciunt omnes partes cor-<text:line-break/>poris, cui admoventur, sied lu hoc dissident a fe invicem vi-<text:line-break/>scidorum omnium partes, ptisana excepta. Haec enim, ad<text:line-break/>tactum laenis existens et continua atque indivulsa, similem<text:line-break/>etiam habet facultatem. Quin illa quidem gustui nullam<text:line-break/>prae se ferunt voluptatem; at haec praeter alias sui dotes</text:p>
      <text:p text:style-name="P1">gustum suavitate ac jucunditate delectat, idque potissimum<text:line-break/>aeg<text:span text:style-name="Default_20_Paragraph_20_Font"><text:span text:style-name="T1">r</text:span></text:span>otantibus praestat. Porro, licet panis virtute reliquis<text:line-break/>cibariis antecellat, tame<text:span text:style-name="Default_20_Paragraph_20_Font"><text:span text:style-name="T1">n</text:span></text:span> multam ipsis etiam habet infuavi-<text:line-break/>tatem, quod, quamvis in aqua sit maceratus, dentibus nihilo-<text:line-break/>miuus a nobis sit conficie<text:span text:style-name="Default_20_Paragraph_20_Font"><text:span text:style-name="T1">n</text:span></text:span>dus: ut rursum hac in re ptifia-<text:line-break/>na reliquis superior existat, quod nullam, dum manditur,<text:line-break/>pariat insuavitatem. Habet quin etiam lubricitatem, ejus<text:line-break/>praecipue cremor, le.d quae in transitu non adhaereat mem-<text:line-break/>luis ; id quod reliquis fere omnibus vsscidis sistet contingere,<text:line-break/>una ptisana excepta; i pla enim in partes thoraci adiacentes<text:line-break/>facile descendit ob <text:span text:style-name="Default_20_Paragraph_20_Font"><text:span text:style-name="T1">t</text:span></text:span>uam vim detersoriam; et addejectionenr<text:line-break/>est idonea, quemadmodum et ad distributionem, in. susque po-<text:line-break/>tissinrum, quibus in hepatis convexa cibi haud facile fubmit--<text:line-break/>tuntur. Est etiam moderate flaccida, id est: humida, ac fitim<text:line-break/>sudans; ac humiditatem quidem nanciscitur ah aqua, licet<text:line-break/>refractam ob hordei naturam mediocriter exiccantem; quod<text:line-break/>enim ex contrariis facultatibus conflet, aliam quandam ad-<text:line-break/>yentitiam naturam acquirens, ipsa sugit extrema. Sitim au-<text:line-break/>tum ideo abigit, quod humida existat; magis etiam, quam</text:p>
      <text:p text:style-name="P1">aqua, sitim arcet, quamvis ab ea vincatur humiditate, quo-<text:line-break/>usam vel<text:span text:style-name="Default_20_Paragraph_20_Font"><text:span text:style-name="T1">o</text:span></text:span>cius distribuitur, quodque humorem habeat <text:span text:style-name="Default_20_Paragraph_20_Font"><text:span text:style-name="T1">o</text:span></text:span>b len-<text:line-break/>torem magis permanentem, quodque praeterea frigida fit. Ob<text:line-break/>haec et ardentibus febribus est accommodatissima, quod in<text:line-break/>omnibus sus opp<text:span text:style-name="Default_20_Paragraph_20_Font"><text:span text:style-name="T1">o</text:span></text:span>natur, n<text:span text:style-name="Default_20_Paragraph_20_Font"><text:span text:style-name="T1">o</text:span></text:span>n m<text:span text:style-name="Default_20_Paragraph_20_Font"><text:span text:style-name="T1">o</text:span></text:span>do quia refrigerat et hume-<text:line-break/>ctat, verum etiam putridos hum<text:span text:style-name="Default_20_Paragraph_20_Font"><text:span text:style-name="T1">o</text:span></text:span>res deterget, corporique<text:line-break/>n<text:span text:style-name="Default_20_Paragraph_20_Font"><text:span text:style-name="T1">o</text:span></text:span>n parvum affert alimentum, humores ver<text:span text:style-name="Default_20_Paragraph_20_Font"><text:span text:style-name="T1">o</text:span></text:span> jam femiputres<text:line-break/>concoquit et in bonum succum transmutat. Haec autem ha-<text:line-break/>bet <text:span text:style-name="Default_20_Paragraph_20_Font"><text:span text:style-name="T1">o</text:span></text:span>mnia, quum interim nullam habeat aut astrictionem aut<text:line-break/>stomacbi subversi<text:span text:style-name="Default_20_Paragraph_20_Font"><text:span text:style-name="T1">o</text:span></text:span>nem; nam quantum ad ventriculi robur<text:line-break/>confert astricti<text:span text:style-name="Default_20_Paragraph_20_Font"><text:span text:style-name="T1">o</text:span></text:span>, tantum ad hum<text:span text:style-name="Default_20_Paragraph_20_Font"><text:span text:style-name="T1">o</text:span></text:span>res incrassandos id<text:span text:style-name="Default_20_Paragraph_20_Font"><text:span text:style-name="T1">o</text:span></text:span>nea est ;<text:line-break/>is vero humor, qui crassescere non potest, stomachum sub-<text:line-break/>vertendo conturbat; quod quidem omne prohibet ptisana,<text:line-break/>quod nullum obtineat vitiosum excessum. Sed neque per-<text:line-break/>turbatione neque tumultu aliquo ventriculum percellit,<text:line-break/>quod nasiam ab acrimonia aut a flatulento spiritu vim <text:span text:style-name="Default_20_Paragraph_20_Font"><text:span text:style-name="T1">o</text:span></text:span>b-<text:line-break/>tineat, qu<text:span text:style-name="Default_20_Paragraph_20_Font"><text:span text:style-name="T1">o</text:span></text:span>niam inter c<text:span text:style-name="Default_20_Paragraph_20_Font"><text:span text:style-name="T1">o</text:span></text:span>quendum amittitur. Haec itaque<text:line-break/>omnia sunt ptisanae c<text:span text:style-name="Default_20_Paragraph_20_Font"><text:span text:style-name="T1">o</text:span></text:span>mmoda, quae ex proba coctione ac-</text:p>
      <text:p text:style-name="P1">quissent. Et uberius quidem oratio edocuit, ac rursus sum-<text:line-break/>malim recensebit. Laeves sunt ipsius partes, aequales, con-<text:line-break/>tinuae ac sibi coniunctae ut nihil ejus aut tenue, aut<text:line-break/>orassem, aut <text:span text:style-name="Default_20_Paragraph_20_Font"><text:span text:style-name="T1">c</text:span></text:span>umino inaequale appareat; idque non tactu<text:line-break/>solum habet, sed jam efi ani propria facultate et actione.<text:line-break/>Gestui quoque suaris est, nullum scilicet habens insuavita-<text:line-break/>tem, et humida, sitimque ob praesentem suum lentorem ex-<text:line-break/>tinguens. Qu<text:span text:style-name="Default_20_Paragraph_20_Font"><text:span text:style-name="T1">o</text:span></text:span>d ver<text:span text:style-name="Default_20_Paragraph_20_Font"><text:span text:style-name="T1">o</text:span></text:span> laenis, humida suavisque sit, adstri-<text:line-break/>ctionis et alterius validae qualitatis expers est. Inter haec<text:line-break/>omnia proba coctione flatulentum omne deponit. Quum<text:line-break/>igitur talis existat, merito acutis febribus convenire illam<text:line-break/>existimamus, non tantum qu<text:span text:style-name="Default_20_Paragraph_20_Font"><text:span text:style-name="T1">o</text:span></text:span>d illis in omnibus adverse-<text:line-break/>tur, verum etiam quod facillimae fit concoctionis, suasque<text:line-break/>omnes quali lates habeat imbecillimas, et facilis sit distribu-<text:line-break/>tionis<text:span text:style-name="Default_20_Paragraph_20_Font"><text:span text:style-name="T1">r</text:span></text:span> et putrefactos humores ob detersuriam qualitatem ex-<text:line-break/>purget, eos vero concoquat, qui fenriputres jam evaserunt.</text:p>
      <text:h text:style-name="Heading_20_2" text:outline-level="2">Cap. VI. </text:h>
      <text:p text:style-name="P4">Caeterum in morbis non temere est exui-<text:line-break/>- fienda, sed prius multis opus esit distinctionibus. Neque</text:p>
      <text:p text:style-name="P1">eum illis est admiuissearrda, qui cum periculo. laborant, aut<text:line-break/>sanguinis missione purgati<text:span text:style-name="Default_20_Paragraph_20_Font"><text:span text:style-name="T1">o</text:span></text:span>neve indigent, aut aliquo cly-<text:line-break/>fiere, aut his, qui ventriculum . habent excrementis refer-<text:line-break/>tum, antiis, qui a magno aliquo dolore vexantur, ac nullo<text:line-break/>modo sus, qui aut medicis fome<text:span text:style-name="Default_20_Paragraph_20_Font"><text:span text:style-name="T1">n</text:span></text:span>tis, aut venae sectione, aut<text:line-break/>purgationibus egent; sed neque siccissimis illam morbis<text:line-break/>convenit exhibere. Praeter haec etiam opportunum exhibi-<text:line-break/>tiouis tempus ejusque mensuram et aegrotantis consuetudi-<text:line-break/>nem considerare oportet; adde etiam, illiusne cremorem su-<text:line-break/>sum, au ptisanam integrum, vel potius utraque, an etiam .<text:line-break/>neutra propinare conveniat. Ea igitur sorbitioni hora sue-<text:line-break/>rit opportuna, (jam enim sine distinctione illam administrare<text:line-break/>vetuimus,] cum universum corpus aequaliter dispositum fue-<text:line-break/>rit, ut nulla pars ejus aut calidior aut frigidior sit. Tale<text:line-break/>autem est, quum morbi adest declinatio : post illa enim uni-<text:line-break/>verfus corporis calor in omnes aequaliter partes diffusus<text:line-break/>est. Sed neque multa adsit plenitudo, aut <text:span text:style-name="Default_20_Paragraph_20_Font"><text:span text:style-name="T1">humorum</text:span></text:span> crassi-<text:line-break/>tudo ; <text:span text:style-name="Default_20_Paragraph_20_Font"><text:span text:style-name="T1">periculosam enim est</text:span></text:span>, etiam ex ipso Hippocrate, <text:span text:style-name="Default_20_Paragraph_20_Font"><text:span text:style-name="T1">pla-.</text:span></text:span></text:p>
      <text:p text:style-name="P1">v<text:span text:style-name="Default_20_Paragraph_20_Font"><text:span text:style-name="T1">in</text:span></text:span>i<text:span text:style-name="Default_20_Paragraph_20_Font"><text:span text:style-name="T1">um ac c</text:span></text:span>ot<text:span text:style-name="Default_20_Paragraph_20_Font"><text:span text:style-name="T1">isertim replere, paulatim ver</text:span></text:span>o <text:span text:style-name="Default_20_Paragraph_20_Font"><text:span text:style-name="T1">tutum. </text:span></text:span>Pro-<text:line-break/>ponatur igitur <text:span text:style-name="Default_20_Paragraph_20_Font"><text:span text:style-name="T1">cibus</text:span></text:span> et juxta aeg<text:span text:style-name="Default_20_Paragraph_20_Font"><text:span text:style-name="T1">r</text:span></text:span>otantis consuetudinem<text:line-break/>mensuretur. Si quidem cibum assumere semel tantum assue-<text:line-break/>vetat, tu quoque p<text:span text:style-name="Default_20_Paragraph_20_Font"><text:span text:style-name="T1">o</text:span></text:span>tionem^ illi semel tantum offerendam<text:line-break/>curabis : verum si bis in die antea vescebatur, bis itidem ci-<text:line-break/>bum tu etiam dabis. Porro augmentum s<text:span text:style-name="Default_20_Paragraph_20_Font"><text:span text:style-name="T1">o</text:span></text:span>rbiti<text:span text:style-name="Default_20_Paragraph_20_Font"><text:span text:style-name="T1">o</text:span></text:span>nis hujus<text:line-break/>et additionem in siccioribus quidem morbis fieri nequaquam<text:line-break/>oportet; validioribus enim tales morbi potionibus egere vi-<text:line-break/>dentur, quam ptisana existat, quo magis possint humectari.<text:line-break/>Sicci autem morbi sunt pleuritis et peripneumonia, omnes-<text:line-break/>que alii, qui iu pectore consistunt, quum scilicet nulla <text:span text:style-name="Default_20_Paragraph_20_Font"><text:span text:style-name="T1">ad-<text:line-break/>huc</text:span></text:span> ab eis (puta proveniunt; quin etiam illi, qui jecur,<text:line-break/>ventriculum et intestina occupant, sicci dicuntur, quando ni-<text:line-break/>1U1 excernitur, aut durum, nec pro necessitate, nec lauda-<text:line-break/>bile. Caeterum siccitates, quae in arteriis ac venis oriuntur,<text:line-break/>ex lingua et extima cute deprehenduntur , quemadmodum<text:line-break/>capitis assectus, quum per palatum aut nares nihil expurga-<text:line-break/>tur. Eadem etiam ratione inflammationes et ulcera sicca<text:line-break/>esse pr<text:span text:style-name="Default_20_Paragraph_20_Font"><text:span text:style-name="T1">o</text:span></text:span>nunciamus, a quibus nihil per saniem excernitur.</text:p>
      <text:p text:style-name="P1">Quippe talibus morbis ptisanam parare opus non fuerit; ne-<text:line-break/>que enim illos humectare potest, ut quae non admodum hui<text:line-break/>mectet ea, quae magna ac validi<text:span text:style-name="Default_20_Paragraph_20_Font"><text:span text:style-name="T1">o</text:span></text:span>ri egent facultate humectan-<text:line-break/>te, nec non repletionis noxam corp<text:span text:style-name="Default_20_Paragraph_20_Font"><text:span text:style-name="T1">o</text:span></text:span>ribus praebeat. Qu<text:span text:style-name="Default_20_Paragraph_20_Font"><text:span text:style-name="T1">o</text:span></text:span>d<text:line-break/>fi corpus humidius fuerit, aliquidque jam e pulmone ex-<text:line-break/>p natur, tunc ejus potionem augere femper atque addere<text:line-break/>oportet ; humectans enim simul et incidens eos qui in cor-<text:line-break/>pure prius erant humores et in membris per nutritionem<text:line-break/>robur efficiens, animal ab ea, quae ipsimi infestat, cacochy—<text:line-break/>mia cito liberum reddit, Quum enim duo haec in unum<text:line-break/>convenerint, prava omnia excrementa facile expurgantur.<text:line-break/>Atqui praete<text:span text:style-name="Default_20_Paragraph_20_Font"><text:span text:style-name="T1">r</text:span></text:span> hanc aliorum nullum est ex sus, quae sive ut<text:line-break/>medicamenta, sive ut alimenta offeruntur, quod utraque<text:line-break/>haec possideat, fed aut parum attenuans abunde humecta-<text:line-break/>bit et nutriet, quemadmodum panis et alica et ova et pi-<text:line-break/>fces, aut incidendi vires habens humectare ac nutrire non<text:line-break/>admodum poterit, ut oxynrel et si quid hujusmodi alterum<text:line-break/>est; haec autem omnia bona uni adfuut ptisanae, ita nihilo-</text:p>
      <text:p text:style-name="P1">nunus, ut nullam utilitatem sit allatura, si absque conve-<text:line-break/>urenti determinatione administretur, quum aliquando exui-<text:line-break/>hila mortis potius esse possit <text:span text:style-name="Default_20_Paragraph_20_Font"><text:span text:style-name="T1">o</text:span></text:span>ccasi<text:span text:style-name="Default_20_Paragraph_20_Font"><text:span text:style-name="T1">o. </text:span></text:span>Quum enim laboranti<text:line-break/>opus suerit clystere ad expurganda excrementa, aut venae<text:line-break/>sectione ob sanguinis abundantiam, aut etiam d<text:span text:style-name="Default_20_Paragraph_20_Font"><text:span text:style-name="T1">o</text:span></text:span>loris vehe-<text:line-break/>ruentiam, dolore scilicet plenitudinis causam minime tole-<text:line-break/>rante, porrecta tunc ptisana mortis cau<text:span text:style-name="Default_20_Paragraph_20_Font"><text:span text:style-name="T1">t</text:span></text:span>a effecta est, pleni-<text:line-break/>tudinem duplo majorem <text:span text:style-name="Default_20_Paragraph_20_Font"><text:span text:style-name="T1">t</text:span></text:span>orte tum reddens. Propterea,<text:line-break/>quum Peloris infestat, illam propinare minime expediet, sive<text:line-break/>eum dolore, sive etiam citra dolorem ea existat, aut si paulo<text:line-break/>post cibum sebrire horno inceperit, necdum ille desuetus<text:line-break/>fuerit. Porro eaedem hae distinctiones non Polum lu cre-<text:line-break/>more, verum in ipsa etiam ptisana sunt adhibendae, in his<text:line-break/>scilicet, quibus utilis illa futura est; quum tamen non statim<text:line-break/>illis ministrare conveniet, feti primum quidem cremorem<text:line-break/>fotum, aut saltem cremetis portionem majorem, ptisanae<text:line-break/>autem minorem , deinde aequales utriusque partes , tandem<text:line-break/>etiam fotam ipsum ptistmam. Illud enim omnino sciendum^<text:line-break/>est, ad corp<text:span text:style-name="Default_20_Paragraph_20_Font"><text:span text:style-name="T1">o</text:span></text:span>ris tum robur, tum nutritionem ptifauam ipsam</text:p>
      <text:p text:style-name="P1">valere quamplurimum, ad facilem vero consertionem et con-<text:line-break/>coctionem ac facilem distributionem cremorem esse magis<text:line-break/>accommodatum. De ptisana igitur summatim a nobis haec<text:line-break/>dicta sint, ut cum temperatum illius usum, tum in ea exln-<text:line-break/>fienda necessarias distinctiones perspectas habere poss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6</dc:title>
    <dc:subject/>
    <meta:initial-creator>Galien</meta:initial-creator>
    <meta:creation-date>2023-01-10T12:50:00Z</meta:creation-date>
    <dc:date>2023-01-10T14:51:51.302000000</dc:date>
    <meta:editing-cycles>3</meta:editing-cycles>
    <meta:editing-duration>PT56S</meta:editing-duration>
    <meta:document-statistic meta:table-count="0" meta:image-count="0" meta:object-count="0" meta:page-count="16" meta:paragraph-count="28" meta:word-count="2246" meta:character-count="15448" meta:non-whitespace-character-count="13224"/>
    <meta:template xlink:type="simple" xlink:actuate="onRequest" xlink:title="" xlink:href="Normal.dotm"/>
  </office:meta>
</office:document-meta>
</file>